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39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e1" style:family="table-cell" style:parent-style-name="Default">
      <style:table-cell-properties fo:border-bottom="none" fo:background-color="#7da647" fo:border-left="0.002cm solid #000000" fo:border-right="none" fo:border-top="0.002cm solid #000000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" style:family="table-cell" style:parent-style-name="Default">
      <style:text-properties fo:font-size="15pt"/>
    </style:style>
    <style:style style:name="ce4" style:family="table-cell" style:parent-style-name="Default">
      <style:table-cell-properties fo:border-bottom="none" fo:background-color="#7da647" fo:border-left="none" fo:border-right="0.002cm solid #000000" fo:border-top="0.002cm solid #000000"/>
    </style:style>
    <style:style style:name="ce5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6" style:family="table-cell" style:parent-style-name="Default">
      <style:table-cell-properties fo:background-color="#7da647" fo:border="0.002cm solid #000000"/>
    </style:style>
    <style:style style:name="ce7" style:family="table-cell" style:parent-style-name="Default" style:data-style-name="N108">
      <style:table-cell-properties fo:border="0.002cm solid #000000"/>
    </style:style>
    <style:style style:name="ce8" style:family="table-cell" style:parent-style-name="Default" style:data-style-name="N75"/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 style:data-style-name="N38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5"/>
          <table:table-cell table:style-name="ce10" office:value-type="string">
            <text:p>&lt;&lt;date&gt;&gt;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&lt;&lt;CUST_NAME&gt;&gt;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&lt;&lt;CUST_ADDR_1&gt;&gt;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&lt;&lt;CUST_CP&gt;&gt;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&lt;&lt;CUST_CITY&gt;&gt;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&lt;&lt;CUST_CO&gt;&gt;</text:p>
          </table:table-cell>
          <table:table-cell table:number-columns-repeated="2"/>
        </table:table-row>
        <table:table-row table:style-name="ro2">
          <table:table-cell/>
          <table:table-cell table:style-name="ce3" table:number-columns-repeated="2"/>
          <table:table-cell table:number-columns-repeated="5"/>
        </table:table-row>
        <table:table-row table:style-name="ro2">
          <table:table-cell/>
          <table:table-cell table:style-name="ce3" office:value-type="string">
            <text:p>FACTURE </text:p>
          </table:table-cell>
          <table:table-cell table:style-name="ce3" office:value-type="string">
            <text:p>&lt;&lt;NUMBER&gt;&gt;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>
            <text:p>Article</text:p>
          </table:table-cell>
          <table:table-cell table:style-name="ce4"/>
          <table:table-cell table:style-name="ce6" office:value-type="string">
            <text:p>PU</text:p>
          </table:table-cell>
          <table:table-cell table:style-name="ce6" office:value-type="string">
            <text:p>Quantité</text:p>
          </table:table-cell>
          <table:table-cell table:style-name="ce6" office:value-type="string">
            <text:p>Taux TVA</text:p>
          </table:table-cell>
          <table:table-cell table:style-name="ce6" office:value-type="string">
            <text:p>TVA</text:p>
          </table:table-cell>
          <table:table-cell table:style-name="ce6" office:value-type="string">
            <text:p>Total</text:p>
          </table:table-cell>
          <table:table-cell/>
        </table:table-row>
        <table:table-row table:style-name="ro1">
          <table:table-cell table:style-name="ce2" office:value-type="string">
            <text:p>&lt;&lt;VEN_ART_NAME&gt;&gt;</text:p>
          </table:table-cell>
          <table:table-cell table:style-name="ce5"/>
          <table:table-cell table:style-name="ce7" table:formula="oooc:=&lt;&lt;ven_art_price&gt;&gt;" office:value-type="string" office:string-value="#NAME?">
            <text:p>#NAME?</text:p>
          </table:table-cell>
          <table:table-cell table:style-name="ce9" table:formula="oooc:=&lt;&lt;ven_art_quant&gt;&gt;" office:value-type="string" office:string-value="Err:510">
            <text:p>Err:510</text:p>
          </table:table-cell>
          <table:table-cell table:style-name="ce9" office:value-type="string">
            <text:p>&lt;&lt;TVA_LABEL&gt;&gt;</text:p>
          </table:table-cell>
          <table:table-cell table:style-name="ce7" table:formula="oooc:=&lt;&lt;ven_tva&gt;&gt;" office:value-type="string" office:string-value="Err:510">
            <text:p>Err:510</text:p>
          </table:table-cell>
          <table:table-cell table:style-name="ce7" table:formula="oooc:=&lt;&lt;ven_tvac&gt;&gt;" office:value-type="string" office:string-value="Err:510">
            <text:p>Err:510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style-name="ce2" office:value-type="string">
            <text:p>&lt;&lt;VEN_ART_NAME&gt;&gt;</text:p>
          </table:table-cell>
          <table:table-cell table:style-name="ce5"/>
          <table:table-cell table:style-name="ce7" table:formula="oooc:=&lt;&lt;ven_art_price&gt;&gt;" office:value-type="string" office:string-value="Err:510">
            <text:p>Err:510</text:p>
          </table:table-cell>
          <table:table-cell table:style-name="ce9" table:formula="oooc:=&lt;&lt;ven_art_quant&gt;&gt;" office:value-type="string" office:string-value="Err:510">
            <text:p>Err:510</text:p>
          </table:table-cell>
          <table:table-cell table:style-name="ce9" office:value-type="string">
            <text:p>&lt;&lt;TVA_LABEL&gt;&gt;</text:p>
          </table:table-cell>
          <table:table-cell table:style-name="ce7" table:formula="oooc:=&lt;&lt;ven_tva&gt;&gt;" office:value-type="string" office:string-value="Err:510">
            <text:p>Err:510</text:p>
          </table:table-cell>
          <table:table-cell table:style-name="ce7" table:formula="oooc:=&lt;&lt;ven_tvac&gt;&gt;" office:value-type="string" office:string-value="Err:510">
            <text:p>Err:510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style-name="ce2" office:value-type="string">
            <text:p>&lt;&lt;VEN_ART_NAME&gt;&gt;</text:p>
          </table:table-cell>
          <table:table-cell table:style-name="ce5"/>
          <table:table-cell table:style-name="ce7" table:formula="oooc:=&lt;&lt;ven_art_price&gt;&gt;" office:value-type="string" office:string-value="Err:510">
            <text:p>Err:510</text:p>
          </table:table-cell>
          <table:table-cell table:style-name="ce9" table:formula="oooc:=&lt;&lt;ven_art_quant&gt;&gt;" office:value-type="string" office:string-value="Err:510">
            <text:p>Err:510</text:p>
          </table:table-cell>
          <table:table-cell table:style-name="ce9" office:value-type="string">
            <text:p>&lt;&lt;TVA_LABEL&gt;&gt;</text:p>
          </table:table-cell>
          <table:table-cell table:style-name="ce7" table:formula="oooc:=&lt;&lt;ven_tva&gt;&gt;" office:value-type="string" office:string-value="Err:510">
            <text:p>Err:510</text:p>
          </table:table-cell>
          <table:table-cell table:style-name="ce7" table:formula="oooc:=&lt;&lt;ven_tvac&gt;&gt;" office:value-type="string" office:string-value="Err:510">
            <text:p>Err:510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style-name="ce2" office:value-type="string">
            <text:p>&lt;&lt;VEN_ART_NAME&gt;&gt;</text:p>
          </table:table-cell>
          <table:table-cell table:style-name="ce5"/>
          <table:table-cell table:style-name="ce7" table:formula="oooc:=&lt;&lt;ven_art_price&gt;&gt;" office:value-type="string" office:string-value="Err:510">
            <text:p>Err:510</text:p>
          </table:table-cell>
          <table:table-cell table:style-name="ce9" table:formula="oooc:=&lt;&lt;ven_art_quant&gt;&gt;" office:value-type="string" office:string-value="Err:510">
            <text:p>Err:510</text:p>
          </table:table-cell>
          <table:table-cell table:style-name="ce9" office:value-type="string">
            <text:p>&lt;&lt;TVA_LABEL&gt;&gt;</text:p>
          </table:table-cell>
          <table:table-cell table:style-name="ce7" table:formula="oooc:=&lt;&lt;ven_tva&gt;&gt;" office:value-type="string" office:string-value="Err:510">
            <text:p>Err:510</text:p>
          </table:table-cell>
          <table:table-cell table:style-name="ce7" table:formula="oooc:=&lt;&lt;ven_tvac&gt;&gt;" office:value-type="string" office:string-value="Err:510">
            <text:p>Err:510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style-name="ce2" office:value-type="string">
            <text:p>&lt;&lt;VEN_ART_NAME&gt;&gt;</text:p>
          </table:table-cell>
          <table:table-cell table:style-name="ce5"/>
          <table:table-cell table:style-name="ce7" table:formula="oooc:=&lt;&lt;ven_art_price&gt;&gt;" office:value-type="string" office:string-value="Err:510">
            <text:p>Err:510</text:p>
          </table:table-cell>
          <table:table-cell table:style-name="ce9" table:formula="oooc:=&lt;&lt;ven_art_quant&gt;&gt;" office:value-type="string" office:string-value="Err:510">
            <text:p>Err:510</text:p>
          </table:table-cell>
          <table:table-cell table:style-name="ce9" office:value-type="string">
            <text:p>&lt;&lt;TVA_LABEL&gt;&gt;</text:p>
          </table:table-cell>
          <table:table-cell table:style-name="ce7" table:formula="oooc:=&lt;&lt;ven_tva&gt;&gt;" office:value-type="string" office:string-value="Err:510">
            <text:p>Err:510</text:p>
          </table:table-cell>
          <table:table-cell table:style-name="ce7" table:formula="oooc:=&lt;&lt;ven_tvac&gt;&gt;" office:value-type="string" office:string-value="Err:510">
            <text:p>Err:510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style-name="ce2" office:value-type="string">
            <text:p>&lt;&lt;VEN_ART_NAME&gt;&gt;</text:p>
          </table:table-cell>
          <table:table-cell table:style-name="ce5"/>
          <table:table-cell table:style-name="ce7" table:formula="oooc:=&lt;&lt;ven_art_price&gt;&gt;" office:value-type="string" office:string-value="Err:510">
            <text:p>Err:510</text:p>
          </table:table-cell>
          <table:table-cell table:style-name="ce9" table:formula="oooc:=&lt;&lt;ven_art_quant&gt;&gt;" office:value-type="string" office:string-value="Err:510">
            <text:p>Err:510</text:p>
          </table:table-cell>
          <table:table-cell table:style-name="ce9" office:value-type="string">
            <text:p>&lt;&lt;TVA_LABEL&gt;&gt;</text:p>
          </table:table-cell>
          <table:table-cell table:style-name="ce7" table:formula="oooc:=&lt;&lt;ven_tva&gt;&gt;" office:value-type="string" office:string-value="Err:510">
            <text:p>Err:510</text:p>
          </table:table-cell>
          <table:table-cell table:style-name="ce7" table:formula="oooc:=&lt;&lt;ven_tvac&gt;&gt;" office:value-type="string" office:string-value="Err:510">
            <text:p>Err:510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style-name="ce2" office:value-type="string">
            <text:p>&lt;&lt;VEN_ART_NAME&gt;&gt;</text:p>
          </table:table-cell>
          <table:table-cell table:style-name="ce5"/>
          <table:table-cell table:style-name="ce7" table:formula="oooc:=&lt;&lt;ven_art_price&gt;&gt;" office:value-type="string" office:string-value="Err:510">
            <text:p>Err:510</text:p>
          </table:table-cell>
          <table:table-cell table:style-name="ce9" table:formula="oooc:=&lt;&lt;ven_art_quant&gt;&gt;" office:value-type="string" office:string-value="Err:510">
            <text:p>Err:510</text:p>
          </table:table-cell>
          <table:table-cell table:style-name="ce9" office:value-type="string">
            <text:p>&lt;&lt;TVA_LABEL&gt;&gt;</text:p>
          </table:table-cell>
          <table:table-cell table:style-name="ce7" table:formula="oooc:=&lt;&lt;ven_tva&gt;&gt;" office:value-type="string" office:string-value="Err:510">
            <text:p>Err:510</text:p>
          </table:table-cell>
          <table:table-cell table:style-name="ce7" table:formula="oooc:=&lt;&lt;ven_tvac&gt;&gt;" office:value-type="string" office:string-value="Err:510">
            <text:p>Err:510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style-name="ce2" office:value-type="string">
            <text:p>&lt;&lt;VEN_ART_NAME&gt;&gt;</text:p>
          </table:table-cell>
          <table:table-cell table:style-name="ce5"/>
          <table:table-cell table:style-name="ce7" table:formula="oooc:=&lt;&lt;ven_art_price&gt;&gt;" office:value-type="string" office:string-value="Err:510">
            <text:p>Err:510</text:p>
          </table:table-cell>
          <table:table-cell table:style-name="ce9" table:formula="oooc:=&lt;&lt;ven_art_quant&gt;&gt;" office:value-type="string" office:string-value="Err:510">
            <text:p>Err:510</text:p>
          </table:table-cell>
          <table:table-cell table:style-name="ce9" office:value-type="string">
            <text:p>&lt;&lt;TVA_LABEL&gt;&gt;</text:p>
          </table:table-cell>
          <table:table-cell table:style-name="ce7" table:formula="oooc:=&lt;&lt;ven_tva&gt;&gt;" office:value-type="string" office:string-value="Err:510">
            <text:p>Err:510</text:p>
          </table:table-cell>
          <table:table-cell table:style-name="ce7" table:formula="oooc:=&lt;&lt;ven_tvac&gt;&gt;" office:value-type="string" office:string-value="Err:510">
            <text:p>Err:510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style-name="ce2" office:value-type="string">
            <text:p>&lt;&lt;VEN_ART_NAME&gt;&gt;</text:p>
          </table:table-cell>
          <table:table-cell table:style-name="ce5"/>
          <table:table-cell table:style-name="ce7" table:formula="oooc:=&lt;&lt;ven_art_price&gt;&gt;" office:value-type="string" office:string-value="Err:510">
            <text:p>Err:510</text:p>
          </table:table-cell>
          <table:table-cell table:style-name="ce9" table:formula="oooc:=&lt;&lt;ven_art_quant&gt;&gt;" office:value-type="string" office:string-value="Err:510">
            <text:p>Err:510</text:p>
          </table:table-cell>
          <table:table-cell table:style-name="ce9" office:value-type="string">
            <text:p>&lt;&lt;TVA_LABEL&gt;&gt;</text:p>
          </table:table-cell>
          <table:table-cell table:style-name="ce7" table:formula="oooc:=&lt;&lt;ven_tva&gt;&gt;" office:value-type="string" office:string-value="Err:510">
            <text:p>Err:510</text:p>
          </table:table-cell>
          <table:table-cell table:style-name="ce7" table:formula="oooc:=&lt;&lt;ven_tvac&gt;&gt;" office:value-type="string" office:string-value="Err:510">
            <text:p>Err:510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style-name="ce2" office:value-type="string">
            <text:p>&lt;&lt;VEN_ART_NAME&gt;&gt;</text:p>
          </table:table-cell>
          <table:table-cell table:style-name="ce5"/>
          <table:table-cell table:style-name="ce7" table:formula="oooc:=&lt;&lt;ven_art_price&gt;&gt;" office:value-type="string" office:string-value="Err:510">
            <text:p>Err:510</text:p>
          </table:table-cell>
          <table:table-cell table:style-name="ce9" table:formula="oooc:=&lt;&lt;ven_art_quant&gt;&gt;" office:value-type="string" office:string-value="Err:510">
            <text:p>Err:510</text:p>
          </table:table-cell>
          <table:table-cell table:style-name="ce9" office:value-type="string">
            <text:p>&lt;&lt;TVA_LABEL&gt;&gt;</text:p>
          </table:table-cell>
          <table:table-cell table:style-name="ce7" table:formula="oooc:=&lt;&lt;ven_tva&gt;&gt;" office:value-type="string" office:string-value="Err:510">
            <text:p>Err:510</text:p>
          </table:table-cell>
          <table:table-cell table:style-name="ce7" table:formula="oooc:=&lt;&lt;ven_tvac&gt;&gt;" office:value-type="string" office:string-value="Err:510">
            <text:p>Err:510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style-name="ce2" office:value-type="string">
            <text:p>&lt;&lt;VEN_ART_NAME&gt;&gt;</text:p>
          </table:table-cell>
          <table:table-cell table:style-name="ce5"/>
          <table:table-cell table:style-name="ce7" table:formula="oooc:=&lt;&lt;ven_art_price&gt;&gt;" office:value-type="string" office:string-value="Err:510">
            <text:p>Err:510</text:p>
          </table:table-cell>
          <table:table-cell table:style-name="ce9" table:formula="oooc:=&lt;&lt;ven_art_quant&gt;&gt;" office:value-type="string" office:string-value="Err:510">
            <text:p>Err:510</text:p>
          </table:table-cell>
          <table:table-cell table:style-name="ce9" office:value-type="string">
            <text:p>&lt;&lt;TVA_LABEL&gt;&gt;</text:p>
          </table:table-cell>
          <table:table-cell table:style-name="ce7" table:formula="oooc:=&lt;&lt;ven_tva&gt;&gt;" office:value-type="string" office:string-value="Err:510">
            <text:p>Err:510</text:p>
          </table:table-cell>
          <table:table-cell table:style-name="ce7" table:formula="oooc:=&lt;&lt;ven_tvac&gt;&gt;" office:value-type="string" office:string-value="Err:510">
            <text:p>Err:510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Total</text:p>
          </table:table-cell>
          <table:table-cell office:value-type="string">
            <text:p>HTVA</text:p>
          </table:table-cell>
          <table:table-cell table:formula="oooc:=SUM([.F16:.F26])" office:value-type="float" office:value="0">
            <text:p>Err:5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VAC</text:p>
          </table:table-cell>
          <table:table-cell table:formula="oooc:=SUM([.G16:.G26])" office:value-type="float" office:value="0">
            <text:p>Err:51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A payer</text:p>
          </table:table-cell>
          <table:table-cell/>
          <table:table-cell table:formula="oooc:=[.D29]" office:value-type="float" office:value="0">
            <text:p>Err:51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3">
          <table:table-cell office:value-type="string">
            <text:p>A payer avant le </text:p>
          </table:table-cell>
          <table:table-cell/>
          <table:table-cell table:style-name="ce8" office:value-type="string">
            <text:p>&lt;&lt;date_limit&gt;&gt;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BE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1">11/12/2007</text:date>, <text:time>20:4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Dany</meta:initial-creator>
    <meta:creation-date>2007-11-03T13:43:59</meta:creation-date>
    <dc:creator>Dany</dc:creator>
    <dc:date>2007-12-11T20:41:49</dc:date>
    <dc:language>fr-BE</dc:language>
    <meta:editing-cycles>18</meta:editing-cycles>
    <meta:editing-duration>PT45M31S</meta:editing-duration>
    <meta:user-defined meta:name="Info 1"/>
    <meta:user-defined meta:name="Info 2"/>
    <meta:user-defined meta:name="Info 3"/>
    <meta:user-defined meta:name="Info 4"/>
    <meta:document-statistic meta:table-count="3" meta:cell-count="100"/>
  </office:meta>
</office:document-meta>
</file>